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4007" officeooo:paragraph-rsid="00154007"/>
    </style:style>
    <style:style style:name="P2" style:family="paragraph" style:parent-style-name="Standard">
      <style:text-properties officeooo:rsid="00161e77" officeooo:paragraph-rsid="00161e77"/>
    </style:style>
    <style:style style:name="P3" style:family="paragraph" style:parent-style-name="Standard">
      <style:text-properties officeooo:rsid="00179ccf" officeooo:paragraph-rsid="00179ccf"/>
    </style:style>
    <style:style style:name="P4" style:family="paragraph" style:parent-style-name="Standard" style:list-style-name="L1">
      <style:text-properties officeooo:rsid="00179ccf" officeooo:paragraph-rsid="00179ccf"/>
    </style:style>
    <style:style style:name="P5" style:family="paragraph" style:parent-style-name="Standard">
      <style:text-properties officeooo:rsid="00154007" officeooo:paragraph-rsid="00154007"/>
    </style:style>
    <style:style style:name="P6" style:family="paragraph" style:parent-style-name="Standard">
      <style:text-properties officeooo:rsid="001af55a" officeooo:paragraph-rsid="001af55a"/>
    </style:style>
    <style:style style:name="P7" style:family="paragraph" style:parent-style-name="Standard">
      <style:text-properties officeooo:rsid="001b90b2" officeooo:paragraph-rsid="001b90b2"/>
    </style:style>
    <style:style style:name="P8" style:family="paragraph" style:parent-style-name="Standard" style:list-style-name="L2">
      <style:text-properties officeooo:rsid="001b90b2" officeooo:paragraph-rsid="001b90b2"/>
    </style:style>
    <style:style style:name="T1" style:family="text">
      <style:text-properties officeooo:rsid="00179c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dding increases the space inside the element, ie the space between the element and its border</text:p>
      <text:p text:style-name="P2">Margin increases the space outside elements, ie the space between elements</text:p>
      <text:p text:style-name="P2">a good example is, padding increases the bg color size while margin doesnt affect it</text:p>
      <text:p text:style-name="P1"/>
      <text:p text:style-name="P1">Text size – text-size eg xl 6xl xs ...</text:p>
      <text:p text:style-name="P1">font weight – font-weight</text:p>
      <text:p text:style-name="P1">font color – font-color-strength eg font-red-500</text:p>
      <text:p text:style-name="P6">justify – aligns the items in x direction</text:p>
      <text:p text:style-name="P6">items – aligns elements in the y direction</text:p>
      <text:p text:style-name="P6">height – h-num</text:p>
      <text:p text:style-name="P6">width – w-num</text:p>
      <text:p text:style-name="P6"/>
      <text:p text:style-name="P7">for responsiveness in different devices. There are several device screens available in tailwind</text:p>
      <text:list text:style-name="L2">
        <text:list-item>
          <text:p text:style-name="P8">sm</text:p>
        </text:list-item>
        <text:list-item>
          <text:p text:style-name="P8">md</text:p>
        </text:list-item>
        <text:list-item>
          <text:p text:style-name="P8">lg</text:p>
        </text:list-item>
        <text:list-item>
          <text:p text:style-name="P8">xl</text:p>
        </text:list-item>
      </text:list>
      <text:p text:style-name="P7">add the screen size as prefix to the needed class to apply the effects only in the screensize and above. Eg md:text-red-500 will make the text red from the md screen to above. So it works from the current screen to above</text:p>
      <text:p text:style-name="P1"/>
      <text:p text:style-name="P1"><text:span text:style-name="T1">creates a tailwind config file - </text:span>npx tailwindcss init –full</text:p>
      <text:p text:style-name="P3">to make your own </text:p>
      <text:list text:style-name="L1">
        <text:list-item>
          <text:p text:style-name="P4">run - npx tailwindcss init </text:p>
        </text:list-item>
        <text:list-item>
          <text:p text:style-name="P4">add the extensions</text:p>
        </text:list-item>
        <text:list-item>
          <text:p text:style-name="P4">if the full config file is there, rename it to something else</text:p>
        </text:list-item>
        <text:list-item>
          <text:p text:style-name="P4">run the script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5:39:09.409293504</meta:creation-date>
    <dc:date>2025-03-21T21:34:51.040663526</dc:date>
    <meta:editing-duration>PT2H44M2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80" meta:character-count="1001" meta:non-whitespace-character-count="842"/>
  </office:meta>
</office:document-meta>
</file>